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3419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normal" officeooo:rsid="003c5b00" officeooo:paragraph-rsid="0039c144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3fdf8" officeooo:paragraph-rsid="00341927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19aab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19aa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39c144"/>
    </style:style>
    <style:style style:name="P7" style:family="paragraph" style:parent-style-name="Standard">
      <style:paragraph-properties fo:text-align="start" style:justify-single-word="false"/>
      <style:text-properties officeooo:paragraph-rsid="003a3baa"/>
    </style:style>
    <style:style style:name="P8" style:family="paragraph" style:parent-style-name="Standard">
      <style:paragraph-properties fo:text-align="start" style:justify-single-word="false"/>
      <style:text-properties officeooo:paragraph-rsid="00519aab"/>
    </style:style>
    <style:style style:name="P9" style:family="paragraph" style:parent-style-name="Standard">
      <style:paragraph-properties fo:text-align="start" style:justify-single-word="false"/>
      <style:text-properties officeooo:rsid="003c5b00" officeooo:paragraph-rsid="0039c144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3fdf8" officeooo:paragraph-rsid="0039c144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784f9" officeooo:paragraph-rsid="0039c144" style:font-size-asian="12pt" style:font-weight-asian="normal" style:font-size-complex="12pt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28b82" officeooo:paragraph-rsid="00428b82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28b82" officeooo:paragraph-rsid="00428b82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a7ce2" officeooo:paragraph-rsid="004ce591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a7ce2" officeooo:paragraph-rsid="0039c144" style:font-size-asian="12pt" style:font-weight-asian="normal" style:font-size-complex="12pt" style:font-weight-complex="normal"/>
    </style:style>
    <style:style style:name="P16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3a7ce2" officeooo:paragraph-rsid="003a3baa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694e6" officeooo:paragraph-rsid="0039c144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8ab30" officeooo:paragraph-rsid="0048ab30" style:font-size-asian="12pt" style:font-weight-asian="normal" style:font-size-complex="12pt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3c6cb3" officeooo:paragraph-rsid="0039c144" style:font-size-asian="12pt" style:font-weight-asian="normal" style:font-size-complex="12pt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3c5b00" officeooo:paragraph-rsid="003a3baa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3784f9" officeooo:paragraph-rsid="0039c144" style:font-size-asian="12pt" style:font-weight-asian="bold" style:font-size-complex="12pt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3a7ce2" officeooo:paragraph-rsid="00507c77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428b82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428b82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39c144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447903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4e5aaf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4675fc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447903"/>
    </style:style>
    <style:style style:name="P30" style:family="paragraph" style:parent-style-name="Standard" style:list-style-name="L5">
      <style:paragraph-properties fo:text-align="start" style:justify-single-word="false"/>
      <style:text-properties officeooo:paragraph-rsid="004675fc"/>
    </style:style>
    <style:style style:name="P31" style:family="paragraph" style:parent-style-name="Standard" style:list-style-name="L6">
      <style:paragraph-properties fo:text-align="start" style:justify-single-word="false"/>
      <style:text-properties officeooo:paragraph-rsid="00447903"/>
    </style:style>
    <style:style style:name="P32" style:family="paragraph" style:parent-style-name="Standard" style:list-style-name="L8">
      <style:paragraph-properties fo:text-align="start" style:justify-single-word="false"/>
      <style:text-properties officeooo:paragraph-rsid="0049f27d"/>
    </style:style>
    <style:style style:name="P33" style:family="paragraph" style:parent-style-name="Standard" style:list-style-name="L9">
      <style:paragraph-properties fo:text-align="start" style:justify-single-word="false"/>
      <style:text-properties officeooo:paragraph-rsid="0039c144"/>
    </style:style>
    <style:style style:name="P34" style:family="paragraph" style:parent-style-name="Standard" style:list-style-name="L10">
      <style:paragraph-properties fo:text-align="start" style:justify-single-word="false"/>
      <style:text-properties officeooo:paragraph-rsid="003a3baa"/>
    </style:style>
    <style:style style:name="P35" style:family="paragraph" style:parent-style-name="Standard" style:list-style-name="L11">
      <style:paragraph-properties fo:text-align="start" style:justify-single-word="false"/>
      <style:text-properties officeooo:paragraph-rsid="003a3baa"/>
    </style:style>
    <style:style style:name="P36" style:family="paragraph" style:parent-style-name="Standard" style:list-style-name="L5">
      <style:paragraph-properties fo:text-align="start" style:justify-single-word="false"/>
      <style:text-properties officeooo:rsid="004675fc" officeooo:paragraph-rsid="004675fc"/>
    </style:style>
    <style:style style:name="P37" style:family="paragraph" style:parent-style-name="Standard" style:list-style-name="L3">
      <style:paragraph-properties fo:text-align="start" style:justify-single-word="false"/>
      <style:text-properties officeooo:rsid="00494e68" officeooo:paragraph-rsid="00494e68"/>
    </style:style>
    <style:style style:name="P38" style:family="paragraph" style:parent-style-name="Standard" style:list-style-name="L9">
      <style:paragraph-properties fo:text-align="start" style:justify-single-word="false"/>
      <style:text-properties officeooo:rsid="003784f9" officeooo:paragraph-rsid="0039c144"/>
    </style:style>
    <style:style style:name="P39" style:family="paragraph" style:parent-style-name="Standard" style:list-style-name="L9">
      <style:paragraph-properties fo:text-align="start" style:justify-single-word="false"/>
      <style:text-properties officeooo:rsid="003c6cb3" officeooo:paragraph-rsid="0039c1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fb47" style:font-weight-asian="bold" style:font-weight-complex="bold"/>
    </style:style>
    <style:style style:name="T3" style:family="text">
      <style:text-properties fo:font-weight="bold" officeooo:rsid="00428b82" style:font-weight-asian="bold" style:font-weight-complex="bold"/>
    </style:style>
    <style:style style:name="T4" style:family="text">
      <style:text-properties fo:font-weight="bold" officeooo:rsid="004ce591" style:font-weight-asian="bold" style:font-weight-complex="bold"/>
    </style:style>
    <style:style style:name="T5" style:family="text">
      <style:text-properties officeooo:rsid="0035fb47"/>
    </style:style>
    <style:style style:name="T6" style:family="text">
      <style:text-properties officeooo:rsid="00361a15"/>
    </style:style>
    <style:style style:name="T7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3694e6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784f9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61a15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a7ce2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c5b00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c6cb3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a3baa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28b82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47903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675fc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7497e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494e68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9f27d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4ce591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694e6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61a15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c5b00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a7ce2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c6cb3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f71e0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3d7630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3eee81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428b82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447903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3784f9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4675fc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47497e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4ce591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4fb90b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49f27d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DejaVu Sans Condensed" fo:font-size="12pt" fo:font-style="italic" fo:font-weight="normal" officeooo:rsid="003694e6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officeooo:rsid="003a3baa"/>
    </style:style>
    <style:style style:name="T46" style:family="text">
      <style:text-properties style:text-position="super 58%" style:font-name="DejaVu Sans Condensed" fo:font-size="12pt" fo:font-weight="normal" officeooo:rsid="00447903" style:font-size-asian="12pt" style:font-weight-asian="normal" style:font-size-complex="12pt" style:font-weight-complex="normal"/>
    </style:style>
    <style:style style:name="T47" style:family="text">
      <style:text-properties style:text-position="super 58%" style:font-name="DejaVu Sans Condensed" fo:font-size="12pt" fo:font-weight="bold" officeooo:rsid="00447903" style:font-size-asian="12pt" style:font-weight-asian="bold" style:font-size-complex="12pt" style:font-weight-complex="bold"/>
    </style:style>
    <style:style style:name="T48" style:family="text">
      <style:text-properties style:text-position="0% 100%" style:font-name="DejaVu Sans Condensed" fo:font-size="12pt" fo:font-weight="normal" officeooo:rsid="00447903" style:font-size-asian="12pt" style:font-weight-asian="normal" style:font-size-complex="12pt" style:font-weight-complex="normal"/>
    </style:style>
    <style:style style:name="T49" style:family="text">
      <style:text-properties officeooo:rsid="004675fc"/>
    </style:style>
    <style:style style:name="T50" style:family="text">
      <style:text-properties officeooo:rsid="004ce591"/>
    </style:style>
    <style:style style:name="T51" style:family="text">
      <style:text-properties officeooo:rsid="004fb90b"/>
    </style:style>
    <style:style style:name="T52" style:family="text">
      <style:text-properties officeooo:rsid="0035db3e"/>
    </style:style>
    <style:style style:name="T53" style:family="text">
      <style:text-properties officeooo:rsid="00537a0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2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8"><text:span text:style-name="T30">4</text:span><text:span text:style-name="T34">0</text:span><text:span text:style-name="T30">1</text:span><text:span text:style-name="T29"> - </text:span><text:span text:style-name="T31">A/</text:span><text:span text:style-name="T32">A</text:span><text:span text:style-name="T33"> - </text:span><text:span text:style-name="T40">Radar and EO use</text:span></text:p>
      <text:p text:style-name="P1"/>
      <text:p text:style-name="P6"><text:span text:style-name="T23">BVR combat and </text:span><text:span text:style-name="T25">R</text:span><text:span text:style-name="T23">adar/</text:span><text:span text:style-name="T25">EO</text:span><text:span text:style-name="T23"> use</text:span></text:p>
      <text:list text:style-name="L1">
        <text:list-item>
          <text:p text:style-name="P10">Press <text:span text:style-name="T1">B</text:span><text:span text:style-name="T2">2</text:span> to enter <text:span text:style-name="T5">BVR Master Mode.</text:span></text:p>
        </text:list-item>
        <text:list-item>
          <text:p text:style-name="P23"><text:span text:style-name="T8">Press </text:span><text:span text:style-name="T23">Pinky Switch up</text:span><text:span text:style-name="T8"> to turn on radar, or </text:span><text:span text:style-name="T23">down</text:span><text:span text:style-name="T8"> to turn on EO.</text:span></text:p>
        </text:list-item>
      </text:list>
      <text:list text:style-name="L2">
        <text:list-item>
          <text:list>
            <text:list-item>
              <text:p text:style-name="P24"><text:span text:style-name="T15">Top left of HUD shows </text:span><text:span text:style-name="T35">RL</text:span><text:span text:style-name="T15"> when radar is on, </text:span><text:span text:style-name="T35">EO</text:span><text:span text:style-name="T15"> when EO is on</text:span><text:span text:style-name="T18">, or </text:span><text:span text:style-name="T39">EORL</text:span><text:span text:style-name="T18"> when both are on.</text:span></text:p>
            </text:list-item>
          </text:list>
        </text:list-item>
      </text:list>
      <text:p text:style-name="P2">Radar:</text:p>
      <text:list xml:id="list3343866104" text:style-name="L3">
        <text:list-item>
          <text:p text:style-name="P25"><text:span text:style-name="T8">When Radar is on, HUD shows top-down radar </text:span><text:span text:style-name="T12">display</text:span><text:span text:style-name="T8"> (left/right is azimuth and up/down is range).</text:span></text:p>
        </text:list-item>
        <text:list-item>
          <text:p text:style-name="P26"><text:span text:style-name="T23">In the HUD</text:span><text:span text:style-name="T8">, </text:span><text:span text:style-name="T23">enemy</text:span><text:span text:style-name="T8"> contacts are </text:span><text:span text:style-name="T16">a </text:span><text:span text:style-name="T36">single line</text:span><text:span text:style-name="T16"> of dots</text:span><text:span text:style-name="T8">, </text:span><text:span text:style-name="T23">friendly</text:span><text:span text:style-name="T8"> contacts are a </text:span><text:span text:style-name="T36">double line</text:span><text:span text:style-name="T16"> of dots</text:span><text:span text:style-name="T8">. <text:s/>The </text:span><text:span text:style-name="T16">number of dots shows the RCS of the contact:</text:span></text:p>
        </text:list-item>
      </text:list>
      <text:list text:style-name="L4">
        <text:list-item>
          <text:list>
            <text:list-item>
              <text:p text:style-name="P29"><text:span text:style-name="T16">1 dot: &lt;= 2 m</text:span><text:span text:style-name="T46">2</text:span></text:p>
            </text:list-item>
            <text:list-item>
              <text:p text:style-name="P29"><text:span text:style-name="T16">2 dots: 2 m</text:span><text:span text:style-name="T46">2</text:span><text:span text:style-name="T48"> to 30 m</text:span><text:span text:style-name="T46">2</text:span></text:p>
            </text:list-item>
            <text:list-item>
              <text:p text:style-name="P29"><text:span text:style-name="T16">3 dots: 30 m to 60 m</text:span><text:span text:style-name="T46">2</text:span></text:p>
            </text:list-item>
            <text:list-item>
              <text:p text:style-name="P29"><text:span text:style-name="T16">4 dots: &gt; 60 m</text:span><text:span text:style-name="T47">2</text:span></text:p>
            </text:list-item>
          </text:list>
        </text:list-item>
      </text:list>
      <text:list xml:id="list85346070346343" text:continue-list="list3343866104" text:style-name="L3">
        <text:list-item>
          <text:p text:style-name="P27"><text:span text:style-name="T23">In the MFD</text:span><text:span text:style-name="T8">, </text:span><text:span text:style-name="T11">all </text:span><text:span text:style-name="T8">contacts are shown as a "</text:span><text:span text:style-name="T23">T</text:span><text:span text:style-name="T8">". <text:s/>Enemy contacts have a "</text:span><text:span text:style-name="T23">V</text:span><text:span text:style-name="T8">" or nothing at the base of the T, friendly contacts have a "</text:span><text:span text:style-name="T23">O</text:span><text:span text:style-name="T8">" at the base of the T. <text:s/>Contact speed is the length of the leg of the T (longer = faster), altitude is the width of the top of the T (longer = higher).</text:span></text:p>
        </text:list-item>
        <text:list-item>
          <text:p text:style-name="P28"><text:span text:style-name="T8">W</text:span><text:span text:style-name="T13">hen a target is locked</text:span><text:span text:style-name="T17">:</text:span></text:p>
        </text:list-item>
      </text:list>
      <text:list text:style-name="L5">
        <text:list-item>
          <text:list>
            <text:list-item>
              <text:p text:style-name="P30"><text:span text:style-name="T17">B</text:span><text:span text:style-name="T13">ottom left of HUD shows </text:span><text:span text:style-name="T27">IFF</text:span><text:span text:style-name="T13">: </text:span><text:span text:style-name="T27">"A" for enemy, "AFR" for friendly</text:span><text:span text:style-name="T13">.</text:span></text:p>
            </text:list-item>
            <text:list-item>
              <text:p text:style-name="P36"><text:span text:style-name="T13">B</text:span><text:span text:style-name="T7">ottom left of HUD shows arrow giving relative target aspect. <text:s/>If arrow is pointing down, target is coming toward you; if arrow is pointing up, target is going away from you.</text:span></text:p>
            </text:list-item>
          </text:list>
        </text:list-item>
      </text:list>
      <text:list xml:id="list85345362532699" text:continue-list="list85346070346343" text:style-name="L3">
        <text:list-item>
          <text:p text:style-name="P26"><text:span text:style-name="T8">Radar </text:span><text:span text:style-name="T16">elevation and azimuth:</text:span></text:p>
        </text:list-item>
      </text:list>
      <text:list text:style-name="L6">
        <text:list-item>
          <text:list>
            <text:list-item>
              <text:p text:style-name="P31"><text:span text:style-name="T16">Left/right scan</text:span><text:span text:style-name="T8"> can be s</text:span><text:span text:style-name="T16">et</text:span><text:span text:style-name="T8"> with </text:span><text:span text:style-name="T23">Middle Finger Hat left/right</text:span><text:span text:style-name="T8">. <text:s/></text:span><text:span text:style-name="T16">Left/right scan is shown with horizontal line at bottom of HUD.</text:span></text:p>
            </text:list-item>
            <text:list-item>
              <text:p text:style-name="P31"><text:span text:style-name="T16">Elevation is set indirectly. <text:s/>First set the target's range with </text:span><text:span text:style-name="T36">Middle Finger Hat shift-up/down</text:span><text:span text:style-name="T16">. <text:s/>Range is shown at bottom center of HUD. <text:s/>Then set target's relative altitude in thousands of meters with </text:span><text:span text:style-name="T36">Middle Finger Hat up/down</text:span><text:span text:style-name="T16">. <text:s/>Elevation is shown o</text:span><text:span text:style-name="T9">n </text:span><text:span text:style-name="T17">right</text:span><text:span text:style-name="T9"> side of HUD, along with two marks showing your </text:span><text:span text:style-name="T15">HUD FOV</text:span><text:span text:style-name="T9">.</text:span></text:p>
            </text:list-item>
          </text:list>
        </text:list-item>
      </text:list>
      <text:list xml:id="list85346575857856" text:continue-list="list85345362532699" text:style-name="L3">
        <text:list-item>
          <text:p text:style-name="P11">Vertical lines of repeating contacts are jamming you.</text:p>
        </text:list-item>
      </text:list>
      <text:list text:style-name="L7">
        <text:list-item>
          <text:list>
            <text:list-item>
              <text:p text:style-name="P12">You can lock a jamming spike and fire an R-27 in HOJ mode. <text:s/>Range will be unknown, so fire only when you think you're close enough.</text:p>
            </text:list-item>
          </text:list>
        </text:list-item>
      </text:list>
      <text:list xml:id="list85347141730285" text:continue-list="list85346575857856" text:style-name="L3">
        <text:list-item>
          <text:p text:style-name="P13">Change <text:span text:style-name="T1">radar range</text:span> with <text:span text:style-name="T1">Top Hat Ring forward/back</text:span>. <text:s/>Display range is shown in upper left of HUD at the top of the range bar: 5, 10, 25, 50, 100, 200, 500 km</text:p>
        </text:list-item>
        <text:list-item>
          <text:p text:style-name="P21">TWS Mode</text:p>
          <text:list>
            <text:list-item>
              <text:p text:style-name="P25"><text:span text:style-name="T21">Cycle TWS</text:span><text:span text:style-name="T9"> mode with </text:span><text:span text:style-name="T37">Middle Finger Hat press</text:span><text:span text:style-name="T9">.</text:span></text:p>
            </text:list-item>
            <text:list-item>
              <text:p text:style-name="P25"><text:span text:style-name="T9">To </text:span><text:span text:style-name="T19">"bug" a target,</text:span><text:span text:style-name="T9"> just move the designator over the target</text:span><text:span text:style-name="T19">, it will automatically lock if it's closer than 85% of the current selected weapon's </text:span><text:span text:style-name="T20">absolute max </text:span><text:span text:style-name="T19">range</text:span><text:span text:style-name="T20"> (longer than RMAX)</text:span><text:span text:style-name="T9">.</text:span></text:p>
            </text:list-item>
            <text:list-item>
              <text:p text:style-name="P37"><text:span text:style-name="T7">When target is just about to reach</text:span><text:span text:style-name="T20"> RMAX, radar will automatically enter STT mode on the target.</text:span>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32"><text:span text:style-name="T19">You can also </text:span><text:span text:style-name="T20">force a STT </text:span><text:span text:style-name="T19">lock manually with TDC press.</text:span></text:p>
                </text:list-item>
              </text:list>
            </text:list-item>
            <text:list-item>
              <text:p text:style-name="P32"><text:span text:style-name="T41">(NOTE There is no </text:span><text:span text:style-name="T42">TWS2 </text:span><text:span text:style-name="T41">m</text:span><text:span text:style-name="T42">ode </text:span><text:span text:style-name="T41">in the Su-27s)</text:span></text:p>
            </text:list-item>
          </text:list>
        </text:list-item>
      </text:list>
      <text:list xml:id="list85345818758367" text:continue-list="list85347141730285" text:style-name="L3">
        <text:list-item>
          <text:p text:style-name="P22">PRF</text:p>
          <text:list>
            <text:list-item>
              <text:p text:style-name="P14">PRF is shown in the top left of the HUD, either <text:span text:style-name="T50">ILV </text:span>(interleaved)<text:span text:style-name="T50">, HI, or </text:span>MED.</text:p>
            </text:list-item>
            <text:list-item>
              <text:p text:style-name="P15">Change PRF with <text:span text:style-name="T1">Middle Finger Hat</text:span><text:span text:style-name="T3"> </text:span><text:span text:style-name="T4">shift-</text:span><text:span text:style-name="T1">press</text:span>.</text:p>
            </text:list-item>
            <text:list-item>
              <text:p text:style-name="P15">Use <text:span text:style-name="T1">MED</text:span> for targets going away from you or at closer range (&lt;45 km).</text:p>
            </text:list-item>
            <text:list-item>
              <text:p text:style-name="P17">Use <text:span text:style-name="T1">HI</text:span> for targets coming toward you or at longer range (&gt;45 km).</text:p>
            </text:list-item>
            <text:list-item>
              <text:p text:style-name="P18">ILV has 25% less range.</text:p>
            </text:list-item>
          </text:list>
        </text:list-item>
      </text:list>
      <text:p text:style-name="P9"><text:span text:style-name="T44">E</text:span><text:span text:style-name="T43">O:</text:span></text:p>
      <text:list text:style-name="L9">
        <text:list-item>
          <text:p text:style-name="P33"><text:span text:style-name="T8">When </text:span><text:span text:style-name="T13">EO</text:span><text:span text:style-name="T8"> is on, HUD shows </text:span><text:span text:style-name="T13">longitudinal/boresight</text:span><text:span text:style-name="T8"> </text:span><text:span text:style-name="T13">EO</text:span><text:span text:style-name="T8"> </text:span><text:span text:style-name="T12">display</text:span><text:span text:style-name="T8"> (left/right is azimuth and up/down is </text:span><text:span text:style-name="T13">elevation</text:span><text:span text:style-name="T8">).</text:span></text:p>
        </text:list-item>
        <text:list-item>
          <text:p text:style-name="P38"><text:span text:style-name="T23">W</text:span><text:span text:style-name="T22">ARNING</text:span><text:span text:style-name="T7"> EO system does not do IFF, all contacts look the same so </text:span><text:span text:style-name="T22">verify your target</text:span><text:span text:style-name="T7">.</text:span></text:p>
        </text:list-item>
        <text:list-item>
          <text:p text:style-name="P33"><text:span text:style-name="T8">In the HUD, </text:span><text:span text:style-name="T37">all</text:span><text:span text:style-name="T8"> contacts are a</text:span><text:span text:style-name="T17"> </text:span><text:span text:style-name="T38">single line</text:span><text:span text:style-name="T17"> of dots</text:span><text:span text:style-name="T8">. <text:s/>The </text:span><text:span text:style-name="T17">number of dots </text:span><text:span text:style-name="T8">is the relative </text:span><text:span text:style-name="T17">IR </text:span><text:span text:style-name="T9">strength</text:span><text:span text:style-name="T8"> of the contact.</text:span><text:span text:style-name="T17"> <text:s/>More dots = closer or hotter/rear aspect, less dots = farther or cooler/front aspect</text:span></text:p>
        </text:list-item>
        <text:list-item>
          <text:p text:style-name="P39"><text:span text:style-name="T8">I</text:span><text:span text:style-name="T7">f you fire a radar missile on an EO target, the radar will turn on automatically.</text:span></text:p>
        </text:list-item>
        <text:list-item>
          <text:p text:style-name="P19">You can IFF your EO target by flashing your radar (<text:span text:style-name="T1">Pinky Switch up</text:span>) when the EO target is locked. <text:s/>If the bottom left of the HUD shows <text:span text:style-name="T1">AFR</text:span> when the radar is on, the target is friendly. <text:s/>If it stays showing <text:span text:style-name="T1">A</text:span>, the target is enemy.</text:p>
        </text:list-item>
      </text:list>
      <text:p text:style-name="P3"/>
      <text:p text:style-name="P7"><text:span text:style-name="T23">WVR combat </text:span><text:span text:style-name="T26">and </text:span><text:span text:style-name="T28">CAC (dogfight) modes</text:span></text:p>
      <text:list xml:id="list3751526759" text:style-name="L10">
        <text:list-item>
          <text:p text:style-name="P34"><text:span text:style-name="T17">Use</text:span><text:span text:style-name="T8"> </text:span><text:span text:style-name="T38">Dish</text:span><text:span text:style-name="T24"> Hat</text:span><text:span text:style-name="T10"> for </text:span><text:span text:style-name="T14">CAC (</text:span><text:span text:style-name="T10">dogfight</text:span><text:span text:style-name="T14">)</text:span><text:span text:style-name="T10"> modes:</text:span></text:p>
        </text:list-item>
      </text:list>
      <text:list text:style-name="L11">
        <text:list-item>
          <text:list>
            <text:list-item>
              <text:p text:style-name="P35"><text:span text:style-name="T17">U</text:span><text:span text:style-name="T10">: </text:span><text:span text:style-name="T11">Boresight scan</text:span></text:p>
            </text:list-item>
            <text:list-item>
              <text:p text:style-name="P16"><text:span text:style-name="T49">D</text:span>: Vertical scan</text:p>
            </text:list-item>
            <text:list-item>
              <text:p text:style-name="P16">P: HMD sight</text:p>
            </text:list-item>
          </text:list>
        </text:list-item>
      </text:list>
      <text:list xml:id="list85345289058391" text:continue-list="list3751526759" text:style-name="L10">
        <text:list-item>
          <text:p text:style-name="P20"><text:span text:style-name="T6">W</text:span>hen using <text:span text:style-name="T45">any CAC (dogfight) mode, you must </text:span>press <text:span text:style-name="T1">TDC press</text:span> to lock.</text:p>
        </text:list-item>
        <text:list-item>
          <text:p text:style-name="P20">Press <text:span text:style-name="T1">Trigger</text:span> to fi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13T08:53:44.928000000</dc:date>
    <meta:editing-duration>P1DT3H56M45S</meta:editing-duration>
    <meta:editing-cycles>5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3" meta:word-count="742" meta:character-count="3672" meta:non-whitespace-character-count="3010"/>
  </office:meta>
</office:document-meta>
</file>